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2.679cm"/>
    </style:style>
    <style:style style:name="co5" style:family="table-column">
      <style:table-column-properties fo:break-before="auto" style:column-width="1.2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1" office:value-type="string" calcext:value-type="string">
            <text:p>Grup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Konkurs 1</text:p>
          </table:table-cell>
          <table:table-cell table:style-name="ce1" office:value-type="string" calcext:value-type="string">
            <text:p>Suma</text:p>
          </table:table-cell>
          <table:table-cell table:number-columns-repeated="1013"/>
        </table:table-row>
        <table:table-row table:style-name="ro1">
          <table:table-cell table:style-name="ce1" office:value-type="float" office:value="375130" calcext:value-type="float">
            <text:p>375130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1" table:formula="of:=SUM([.C2:.H2]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t = todo, czyli dostałem zadanie, ale jeszcze nie sprawdzilem</text:p>
          </table:table-cell>
          <table:table-cell table:number-columns-repeated="1011"/>
        </table:table-row>
        <table:table-row table:style-name="ro1">
          <table:table-cell table:style-name="ce1" office:value-type="float" office:value="375535" calcext:value-type="float">
            <text:p>375535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3:.H3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132" calcext:value-type="float">
            <text:p>375132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4:.H4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139" calcext:value-type="float">
            <text:p>375139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5:.H5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407201" calcext:value-type="float">
            <text:p>407201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1" table:formula="of:=SUM([.C6:.H6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62618" calcext:value-type="float">
            <text:p>362618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8"/>
          <table:table-cell table:style-name="ce1" table:formula="of:=SUM([.C7:.H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375150" calcext:value-type="float">
            <text:p>375150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8:.H8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412778" calcext:value-type="float">
            <text:p>412778</text:p>
          </table:table-cell>
          <table:table-cell table:style-name="ce1" office:value-type="string" calcext:value-type="string">
            <text:p>CW11, WYK1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9:.H9]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float" office:value="375174" calcext:value-type="float">
            <text:p>37517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1" table:formula="of:=SUM([.C10:.H10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176" calcext:value-type="float">
            <text:p>375176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11:.H11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419787" calcext:value-type="float">
            <text:p>419787</text:p>
          </table:table-cell>
          <table:table-cell table:style-name="ce1" office:value-type="string" calcext:value-type="string">
            <text:p>CW12, WYK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5"/>
          <table:table-cell table:style-name="ce1" table:formula="of:=SUM([.C12:.H12]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float" office:value="375192" calcext:value-type="float">
            <text:p>375192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5"/>
          <table:table-cell table:style-name="ce1" table:formula="of:=SUM([.C13:.H13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194" calcext:value-type="float">
            <text:p>37519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14:.H14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196" calcext:value-type="float">
            <text:p>375196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15:.H15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419791" calcext:value-type="float">
            <text:p>419791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5"/>
          <table:table-cell table:style-name="ce1" table:formula="of:=SUM([.C16:.H16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92484" calcext:value-type="float">
            <text:p>39248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17:.H17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407345" calcext:value-type="float">
            <text:p>407345</text:p>
          </table:table-cell>
          <table:table-cell table:style-name="ce1" office:value-type="string" calcext:value-type="string">
            <text:p>CW11, WYK1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7"/>
          <table:table-cell table:style-name="ce1" table:formula="of:=SUM([.C18:.H18]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float" office:value="407265" calcext:value-type="float">
            <text:p>407265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1" table:formula="of:=SUM([.C19:.H19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2073" calcext:value-type="float">
            <text:p>372073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8"/>
          <table:table-cell table:style-name="ce1" table:formula="of:=SUM([.C20:.H20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294063" calcext:value-type="float">
            <text:p>294063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number-columns-repeated="6"/>
          <table:table-cell table:style-name="ce1" table:formula="of:=SUM([.C21:.H21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84226" calcext:value-type="float">
            <text:p>384226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2:.H22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419795" calcext:value-type="float">
            <text:p>419795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23:.H23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62669" calcext:value-type="float">
            <text:p>362669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5"/>
          <table:table-cell table:style-name="ce1" table:formula="of:=SUM([.C24:.H24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07341" calcext:value-type="float">
            <text:p>407341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25:.H25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62825" calcext:value-type="float">
            <text:p>362825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6:.H26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150904" calcext:value-type="float">
            <text:p>150904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7:.H27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243" calcext:value-type="float">
            <text:p>375243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8:.H28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250" calcext:value-type="float">
            <text:p>375250</text:p>
          </table:table-cell>
          <table:table-cell table:style-name="ce1" office:value-type="string" calcext:value-type="string">
            <text:p>CW12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29:.H29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240" calcext:value-type="float">
            <text:p>375240</text:p>
          </table:table-cell>
          <table:table-cell table:style-name="ce1" office:value-type="string" calcext:value-type="string">
            <text:p>CW11, WYK1</text:p>
          </table:table-cell>
          <table:table-cell table:style-name="ce1" table:number-columns-repeated="8"/>
          <table:table-cell table:style-name="ce1" table:formula="of:=SUM([.C30:.H30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375253" calcext:value-type="float">
            <text:p>375253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table:formula="of:=SUM([.C31:.H31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62680" calcext:value-type="float">
            <text:p>362680</text:p>
          </table:table-cell>
          <table:table-cell table:style-name="ce1" office:value-type="string" calcext:value-type="string">
            <text:p>CW11, WYK1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32:.H32]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float" office:value="375257" calcext:value-type="float">
            <text:p>375257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33:.H33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75258" calcext:value-type="float">
            <text:p>375258</text:p>
          </table:table-cell>
          <table:table-cell table:style-name="ce1" office:value-type="string" calcext:value-type="string">
            <text:p>CW12, WYK1</text:p>
          </table:table-cell>
          <table:table-cell table:style-name="ce1" table:number-columns-repeated="8"/>
          <table:table-cell table:style-name="ce1" table:formula="of:=SUM([.C34:.H34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2780" calcext:value-type="float">
            <text:p>412780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35:.H35])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384077" calcext:value-type="float">
            <text:p>384077</text:p>
          </table:table-cell>
          <table:table-cell table:style-name="ce1" office:value-type="string" calcext:value-type="string">
            <text:p>CW11, WYK1</text:p>
          </table:table-cell>
          <table:table-cell table:style-name="ce1" table:number-columns-repeated="8"/>
          <table:table-cell table:style-name="ce1" table:formula="of:=SUM([.C36:.H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375286" calcext:value-type="float">
            <text:p>375286</text:p>
          </table:table-cell>
          <table:table-cell table:style-name="ce1" office:value-type="string" calcext:value-type="string">
            <text:p>CW11, WYK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4"/>
          <table:table-cell table:style-name="ce1" table:formula="of:=SUM([.C37:.H37])" office:value-type="float" office:value="80" calcext:value-type="float">
            <text:p>80</text:p>
          </table:table-cell>
          <table:table-cell table:number-columns-repeated="1013"/>
        </table:table-row>
        <table:table-row table:style-name="ro1" table:number-rows-repeated="964">
          <table:table-cell table:number-columns-repeated="2"/>
          <table:table-cell table:style-name="ce1" table:number-columns-repeated="9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 style:data-style-name="N2" text:time-value="14:58:12.5845579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18T14:59:37.655437496</dc:date>
    <meta:editing-duration>PT1M15S</meta:editing-duration>
    <meta:editing-cycles>4</meta:editing-cycles>
    <meta:document-statistic meta:table-count="1" meta:cell-count="226" meta:object-count="0"/>
  </office:meta>
</office:document-meta>
</file>